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text-underline-style="none" style:font-style-asian="normal" style:font-style-complex="normal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text-shadow="1pt 1pt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5" office:value-type="string" calcext:value-type="string">
            <text:p>Version 1.0</text:p>
          </table:table-cell>
          <table:table-cell table:style-name="ce29" office:value-type="string" calcext:value-type="string">
            <text:p><text:s/>&lt; 0.6</text:p>
          </table:table-cell>
          <table:table-cell table:style-name="ce29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65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28"/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72"/>
          <table:table-cell table:number-columns-repeated="2"/>
        </table:table-row>
        <table:table-row table:style-name="ro2">
          <table:table-cell table:number-columns-repeated="2"/>
          <table:table-cell table:style-name="ce69"/>
          <table:table-cell table:number-columns-repeated="4"/>
        </table:table-row>
        <table:table-row table:style-name="ro2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table:number-columns-repeated="2"/>
          <table:table-cell table:style-name="Default"/>
          <table:table-cell table:style-name="ce26" table:number-columns-repeated="4"/>
        </table:table-row>
        <table:table-row table:style-name="ro2">
          <table:table-cell table:style-name="ce27" table:number-columns-repeated="2"/>
          <table:table-cell table:style-name="Default"/>
          <table:table-cell/>
          <table:table-cell table:style-name="ce27" table:number-columns-repeated="3"/>
        </table:table-row>
        <table:table-row table:style-name="ro2">
          <table:table-cell table:style-name="ce27" table:number-columns-repeated="2"/>
          <table:table-cell table:style-name="Default"/>
          <table:table-cell table:style-name="ce27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8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73" office:value-type="string" calcext:value-type="string">
            <text:p>Version 2.0</text:p>
          </table:table-cell>
          <table:table-cell table:style-name="ce79" office:value-type="string" calcext:value-type="string">
            <text:p><text:s/>&lt;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1">Counting up PER </text:span><text:span text:style-name="T2">KEY_TABLE</text:span>!</text:p>
          </table:table-cell>
          <table:table-cell table:style-name="ce81" office:value-type="string" calcext:value-type="string">
            <text:p>can be null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7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A</text:p>
          </table:table-cell>
          <table:table-cell table:number-columns-repeated="2"/>
          <table:table-cell table:style-name="ce82" office:value-type="string" calcext:value-type="string">
            <text:p>TBL_SESSION_VOC</text:p>
          </table:table-cell>
          <table:table-cell table:style-name="ce29" office:value-type="string" calcext:value-type="string">
            <text:p>:=</text:p>
          </table:table-cell>
          <table:table-cell table:style-name="ce29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KEY_NAME_TBL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77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73" office:value-type="string" calcext:value-type="string">
            <text:p><text:span text:style-name="T3">Draft </text:span>Version 3.0</text:p>
          </table:table-cell>
          <table:table-cell table:style-name="ce79" office:value-type="string" calcext:value-type="string">
            <text:p>&gt;= 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73"/>
          <table:table-cell table:style-name="ce79" table:number-columns-repeated="2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3" office:value-type="string" calcext:value-type="string">
            <text:p>Unique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6" office:value-type="string" calcext:value-type="string">
            <text:p>SQL Naming</text:p>
          </table:table-cell>
          <table:table-cell/>
          <table:table-cell table:style-name="ce29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64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68" office:value-type="string" calcext:value-type="string">
            <text:p>TBL_ENT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SETTING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2">
          <table:table-cell/>
          <table:table-cell table:style-name="ce32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8" office:value-type="string" calcext:value-type="string">
            <text:p>TBL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TBL_SESSION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list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TBL_WORDS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26" office:value-type="string" calcext:value-type="string">
            <text:p>TBL_LIST_SYNC</text:p>
          </table:table-cell>
          <table:table-cell table:number-columns-repeated="2"/>
          <table:table-cell table:style-name="ce68" office:value-type="string" calcext:value-type="string">
            <text:p>TBL_WORDS_B</text:p>
          </table:table-cell>
          <table:table-cell table:style-name="ce70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72" office:value-type="string" calcext:value-type="string">
            <text:p>meaning_b</text:p>
          </table:table-cell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80" office:value-type="string" calcext:value-type="string">
            <text:p>TBL_SESSION_ENTRIES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session_ent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36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S_DELETED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1" office:value-type="string" calcext:value-type="string">
            <text:p>TBL_ENTRIES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s</text:p>
          </table:table-cell>
          <table:table-cell table:style-name="ce26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62" office:value-type="string" calcext:value-type="string">
            <text:p>TBL_LIST_CATEGO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2" office:value-type="string" calcext:value-type="string">
            <text:p>TBL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2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2" office:value-type="string" calcext:value-type="string">
            <text:p>TBL_ENTRY_STA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ENT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82"/>
          <table:table-cell table:style-name="ce69"/>
          <table:table-cell table:style-name="ce29"/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36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ENT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table:number-columns-repeated="4"/>
          <table:table-cell table:style-name="ce68"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ies last used (training)</text:p>
          </table:table-cell>
          <table:table-cell table:style-name="ce24" office:value-type="string" calcext:value-type="string">
            <text:p>TBL_ENTRIES_USED</text:p>
          </table:table-cell>
          <table:table-cell table:number-columns-repeated="2"/>
          <table:table-cell table:style-name="ce68"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, UTC for sync</text:p>
          </table:table-cell>
          <table:table-cell table:style-name="ce7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26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table:style-name="ce68"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LIST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26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ENT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CHANG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CATEGORY_NAM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26" office:value-type="string" calcext:value-type="string">
            <text:p>TBL_SESSION</text:p>
          </table:table-cell>
          <table:table-cell table:number-columns-repeated="2"/>
          <table:table-cell office:value-type="string" calcext:value-type="string">
            <text:p>KEY_DAT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table:style-name="ce66" office:value-type="string" calcext:value-type="string">
            <text:p>KEY_CATEGO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I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TIP_NEED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26" office:value-type="string" calcext:value-type="string">
            <text:p>TBL_SESSION_META</text:p>
          </table:table-cell>
          <table:table-cell table:number-columns-repeated="2"/>
          <table:table-cell office:value-type="string" calcext:value-type="string">
            <text:p>KEY_NAME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SETTINGS_VALU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_v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ce76" office:value-type="string" calcext:value-type="string">
            <text:p>KEY_SETTINGS_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_k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26" office:value-type="string" calcext:value-type="string">
            <text:p>TBL_SESSION_LISTS</text:p>
          </table:table-cell>
          <table:table-cell table:number-columns-repeated="7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77" office:value-type="string" calcext:value-type="string">
            <text:p>TBL_SESSION_ENTRI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>
            <text:p>list categories</text:p>
          </table:table-cell>
          <table:table-cell table:style-name="ce26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27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table:style-name="ce40"/>
          <table:table-cell table:number-columns-repeated="3"/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24" office:value-type="string" calcext:value-type="string">
            <text:p>TBL_ENTRY_STATS</text:p>
          </table:table-cell>
          <table:table-cell table:number-columns-repeated="2"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27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er for flags</text:p>
          </table:table-cell>
          <table:table-cell office:value-type="string" calcext:value-type="string">
            <text:p>KEY_STAT_FLAGS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40"/>
          <table:table-cell table:style-name="ce38" office:value-type="string" calcext:value-type="string">
            <text:p>TBL_LIST_CATEGORIES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40" office:value-type="string" calcext:value-type="string">
            <text:p>category names</text:p>
          </table:table-cell>
          <table:table-cell table:style-name="ce67" office:value-type="string" calcext:value-type="string">
            <text:p>KEY_LIST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/>
          <table:table-cell table:style-name="ce67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 table:number-columns-repeated="3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TBL_CATEGORY</text:p>
          </table:table-cell>
          <table:table-cell table:style-name="ce40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KEY_CATEGORY_NAME</text:p>
          </table:table-cell>
          <table:table-cell table:style-name="ce40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71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78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arious stuff that can also be synced</text:p>
          </table:table-cell>
          <table:table-cell table:style-name="ce26" office:value-type="string" calcext:value-type="string">
            <text:p>TBL_SETTINGS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SETTINGS_KEY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SETTINGS_VALU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11:38:43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1.5.2$Windows_X86_64 LibreOffice_project/85f04e9f809797b8199d13c421bd8a2b025d52b5</meta:generator>
    <dc:date>2021-10-19T18:13:38.558000000</dc:date>
    <meta:editing-duration>P2DT5H31M23S</meta:editing-duration>
    <meta:editing-cycles>394</meta:editing-cycles>
    <dc:creator>Aron Heinecke</dc:creator>
    <meta:document-statistic meta:table-count="3" meta:cell-count="529" meta:object-count="0"/>
  </office:meta>
</office:document-meta>
</file>